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Arial"/>
    </style:style>
    <style:style style:name="P2" style:family="paragraph" style:parent-style-name="Heading_20_3">
      <style:paragraph-properties fo:margin-left="0.1665in" fo:margin-right="0in" fo:line-height="150%" fo:orphans="2" fo:widows="2" fo:text-indent="0in" style:auto-text-indent="false"/>
    </style:style>
    <style:style style:name="P3" style:family="paragraph" style:parent-style-name="Heading_20_4">
      <style:paragraph-properties fo:margin-left="0.1665in" fo:margin-right="0in" fo:orphans="2" fo:widows="2" fo:text-indent="0in" style:auto-text-indent="false"/>
    </style:style>
    <style:style style:name="P4" style:family="paragraph" style:parent-style-name="Standard">
      <style:text-properties style:font-name="Arial"/>
    </style:style>
    <style:style style:name="P5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8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9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10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11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12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13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14" style:family="paragraph" style:parent-style-name="Text_20_body" style:list-style-name="L1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6" style:family="paragraph" style:parent-style-name="Text_20_body" style:list-style-name="L2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8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9" style:family="paragraph" style:parent-style-name="Text_20_body" style:list-style-name="L3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0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1" style:family="paragraph" style:parent-style-name="Text_20_body" style:list-style-name="L4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2" style:family="paragraph" style:parent-style-name="Text_20_body" style:list-style-name="L5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3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4" style:family="paragraph" style:parent-style-name="Text_20_body" style:list-style-name="L6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5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6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7" style:family="paragraph" style:parent-style-name="Text_20_body" style:list-style-name="L8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8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9" style:family="paragraph" style:parent-style-name="Text_20_body" style:list-style-name="L9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30" style:family="paragraph" style:parent-style-name="Text_20_body" style:list-style-name="L10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31" style:family="paragraph" style:parent-style-name="Text_20_body" style:list-style-name="L11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32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3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4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5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6" style:family="paragraph" style:parent-style-name="Text_20_body">
      <style:text-properties style:font-name="Arial"/>
    </style:style>
    <style:style style:name="T1" style:family="text">
      <style:text-properties fo:font-variant="normal" fo:text-transform="none" fo:color="#404040" loext:opacity="100%" style:font-name="Inter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T3" style:family="text">
      <style:text-properties fo:font-variant="normal" fo:text-transform="none" fo:color="#404040" loext:opacity="100%" fo:letter-spacing="normal" fo:font-style="normal" fo:font-weight="normal"/>
    </style:style>
    <style:style style:name="T4" style:family="text">
      <style:text-properties fo:font-variant="normal" fo:text-transform="none" fo:color="#404040" loext:opacity="100%" fo:font-size="12pt" fo:letter-spacing="normal" fo:font-style="normal" fo:font-weight="normal"/>
    </style:style>
    <style:style style:name="T5" style:family="text">
      <style:text-properties fo:font-variant="normal" fo:text-transform="none" fo:color="#404040" loext:opacity="100%" style:font-name="Arial" fo:letter-spacing="normal" fo:font-style="normal" fo:font-weight="normal"/>
    </style:style>
    <style:style style:name="T6" style:family="text">
      <style:text-properties fo:font-variant="normal" fo:text-transform="none" fo:color="#404040" loext:opacity="100%" style:font-name="Arial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number text:level="2" text:style-name="Numbering_20_Symbols" loext:num-list-format="%2%." style:num-suffix="." style:num-format="1">
        <style:list-level-properties text:space-before="0.6173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5">Building Custom Models</text:span></text:span></text:h>
      <text:p text:style-name="P5">Since you want to build everything from scratch, including the AI models, here’s how you can approach it:</text:p>
      <text:h text:style-name="P3" text:outline-level="4"><text:span text:style-name="Strong_20_Emphasis"><text:span text:style-name="T6">Step 1: Understand the Basics of Text-to-Speech (TTS)</text:span></text:span></text:h>
      <text:list xml:id="list669671088" text:style-name="L1">
        <text:list-item>
          <text:p text:style-name="P14"><text:span text:style-name="Strong_20_Emphasis"><text:span text:style-name="T6">TTS Pipeline</text:span></text:span><text:span text:style-name="T6">: A typical TTS system consists of:</text:span></text:p>
          <text:list>
            <text:list-item>
              <text:p text:style-name="P15"><text:span text:style-name="Strong_20_Emphasis"><text:span text:style-name="T6">Text Processing</text:span></text:span><text:span text:style-name="T6">: Convert input text into phonemes or linguistic features.</text:span></text:p>
            </text:list-item>
            <text:list-item>
              <text:p text:style-name="P15"><text:span text:style-name="Strong_20_Emphasis"><text:span text:style-name="T6">Acoustic Model</text:span></text:span><text:span text:style-name="T6">: Generate spectrograms or mel-spectrograms from the processed text.</text:span></text:p>
            </text:list-item>
            <text:list-item>
              <text:p text:style-name="P15"><text:span text:style-name="Strong_20_Emphasis"><text:span text:style-name="T6">Vocoder</text:span></text:span><text:span text:style-name="T6">: Convert spectrograms into raw audio waveforms.</text:span></text:p>
            </text:list-item>
          </text:list>
        </text:list-item>
        <text:list-item>
          <text:p text:style-name="P14"><text:span text:style-name="Strong_20_Emphasis"><text:span text:style-name="T6">Key Models to Study</text:span></text:span><text:span text:style-name="T6">:</text:span></text:p>
          <text:list>
            <text:list-item>
              <text:p text:style-name="P15"><text:span text:style-name="Strong_20_Emphasis"><text:span text:style-name="T6">Tacotron 2</text:span></text:span><text:span text:style-name="T6">: A popular sequence-to-sequence model for TTS.</text:span></text:p>
            </text:list-item>
            <text:list-item>
              <text:p text:style-name="P15"><text:span text:style-name="Strong_20_Emphasis"><text:span text:style-name="T6">WaveNet</text:span></text:span><text:span text:style-name="T6">: A deep neural network for generating raw audio waveforms.</text:span></text:p>
            </text:list-item>
            <text:list-item>
              <text:p text:style-name="P15"><text:span text:style-name="Strong_20_Emphasis"><text:span text:style-name="T6">VITS (Variational Inference with adversarial learning for end-to-end Text-to-Speech)</text:span></text:span><text:span text:style-name="T6">: A newer model that combines the acoustic model and vocoder into a single end-to-end system.</text:span></text:p>
            </text:list-item>
          </text:list>
        </text:list-item>
      </text:list>
      <text:h text:style-name="P3" text:outline-level="4"><text:span text:style-name="Strong_20_Emphasis"><text:span text:style-name="T6">Step 2: Collect and Prepare Data</text:span></text:span></text:h>
      <text:list xml:id="list2121303328" text:style-name="L2">
        <text:list-item>
          <text:p text:style-name="P16"><text:span text:style-name="Strong_20_Emphasis"><text:span text:style-name="T6">Dataset Requirements</text:span></text:span><text:span text:style-name="T6">:</text:span></text:p>
          <text:list>
            <text:list-item>
              <text:p text:style-name="P6">High-quality, labeled audio data with corresponding text transcripts.</text:p>
            </text:list-item>
            <text:list-item>
              <text:p text:style-name="P6">At least 10–20 hours of speech data for a single voice (more is better).</text:p>
            </text:list-item>
            <text:list-item>
              <text:p text:style-name="P6">Include diverse speakers, accents, and languages if you want multi-voice support.</text:p>
            </text:list-item>
          </text:list>
        </text:list-item>
        <text:list-item>
          <text:p text:style-name="P16"><text:span text:style-name="Strong_20_Emphasis"><text:span text:style-name="T6">Public Datasets</text:span></text:span><text:span text:style-name="T6">:</text:span></text:p>
          <text:list>
            <text:list-item>
              <text:p text:style-name="P17"><text:span text:style-name="Strong_20_Emphasis"><text:span text:style-name="T6">LibriSpeech</text:span></text:span><text:span text:style-name="T6">: A large corpus of English audiobooks.</text:span></text:p>
            </text:list-item>
            <text:list-item>
              <text:p text:style-name="P17"><text:span text:style-name="Strong_20_Emphasis"><text:span text:style-name="T6">Common Voice</text:span></text:span><text:span text:style-name="T6">: A multilingual dataset by Mozilla.</text:span></text:p>
            </text:list-item>
            <text:list-item>
              <text:p text:style-name="P17"><text:span text:style-name="Strong_20_Emphasis"><text:span text:style-name="T6">VCTK</text:span></text:span><text:span text:style-name="T6">: A dataset with multiple speakers and accents.</text:span></text:p>
            </text:list-item>
          </text:list>
        </text:list-item>
        <text:list-item>
          <text:p text:style-name="P16"><text:span text:style-name="Strong_20_Emphasis"><text:span text:style-name="T6">Custom Data Collection</text:span></text:span><text:span text:style-name="T6">:</text:span></text:p>
          <text:list>
            <text:list-item>
              <text:p text:style-name="P6">Record your own datasets with professional voice actors.</text:p>
            </text:list-item>
            <text:list-item>
              <text:p text:style-name="P6">Ensure clean, noise-free recordings with consistent audio quality.</text:p>
            </text:list-item>
          </text:list>
        </text:list-item>
      </text:list>
      <text:h text:style-name="P3" text:outline-level="4"><text:span text:style-name="Strong_20_Emphasis"><text:span text:style-name="T6">Step 3: Build Your Acoustic Model</text:span></text:span></text:h>
      <text:list xml:id="list2259531127" text:style-name="L3">
        <text:list-item>
          <text:p text:style-name="P18"><text:span text:style-name="Strong_20_Emphasis"><text:span text:style-name="T6">Framework</text:span></text:span><text:span text:style-name="T6">: Use </text:span><text:span text:style-name="Strong_20_Emphasis"><text:span text:style-name="T6">PyTorch</text:span></text:span><text:span text:style-name="T6"> or </text:span><text:span text:style-name="Strong_20_Emphasis"><text:span text:style-name="T6">TensorFlow</text:span></text:span><text:span text:style-name="T6"> for flexibility and control.</text:span></text:p>
        </text:list-item>
        <text:list-item>
          <text:p text:style-name="P19"><text:span text:style-name="Strong_20_Emphasis"><text:span text:style-name="T6">Architecture</text:span></text:span><text:span text:style-name="T6">:</text:span></text:p>
          <text:list>
            <text:list-item>
              <text:p text:style-name="P18"><text:span text:style-name="T6">Start with a </text:span><text:span text:style-name="Strong_20_Emphasis"><text:span text:style-name="T6">Tacotron 2</text:span></text:span><text:span text:style-name="T6">-like architecture for text-to-spectrogram conversion.</text:span></text:p>
            </text:list-item>
            <text:list-item>
              <text:p text:style-name="P18"><text:span text:style-name="T6">Experiment with </text:span><text:span text:style-name="Strong_20_Emphasis"><text:span text:style-name="T6">Transformer-based models</text:span></text:span><text:span text:style-name="T6"> for better performance.</text:span></text:p>
            </text:list-item>
            <text:list-item>
              <text:p text:style-name="P18"><text:span text:style-name="T6">Use </text:span><text:span text:style-name="Strong_20_Emphasis"><text:span text:style-name="T6">attention mechanisms</text:span></text:span><text:span text:style-name="T6"> to align text and audio features.</text:span></text:p>
            </text:list-item>
          </text:list>
        </text:list-item>
        <text:list-item>
          <text:p text:style-name="P19"><text:span text:style-name="Strong_20_Emphasis"><text:span text:style-name="T6">Training</text:span></text:span><text:span text:style-name="T6">:</text:span></text:p>
          <text:list>
            <text:list-item>
              <text:p text:style-name="P7">Preprocess your data (text normalization, phoneme conversion, etc.).</text:p>
            </text:list-item>
            <text:list-item>
              <text:p text:style-name="P7">Train on GPUs (e.g., NVIDIA A100 or RTX 4090) or cloud GPUs (AWS, GCP, or Azure).</text:p>
            </text:list-item>
            <text:list-item>
              <text:p text:style-name="P7">Use mixed precision training to speed up the process.</text:p>
            </text:list-item>
          </text:list>
        </text:list-item>
      </text:list>
      <text:h text:style-name="P3" text:outline-level="4"><text:soft-page-break/><text:span text:style-name="Strong_20_Emphasis"><text:span text:style-name="T6">Step 4: Build Your Vocoder</text:span></text:span></text:h>
      <text:list xml:id="list3515012680" text:style-name="L4">
        <text:list-item>
          <text:p text:style-name="P20"><text:span text:style-name="Strong_20_Emphasis"><text:span text:style-name="T6">Purpose</text:span></text:span><text:span text:style-name="T6">: Convert spectrograms into raw audio waveforms.</text:span></text:p>
        </text:list-item>
        <text:list-item>
          <text:p text:style-name="P21"><text:span text:style-name="Strong_20_Emphasis"><text:span text:style-name="T6">Options</text:span></text:span><text:span text:style-name="T6">:</text:span></text:p>
          <text:list>
            <text:list-item>
              <text:p text:style-name="P20"><text:span text:style-name="Strong_20_Emphasis"><text:span text:style-name="T6">WaveNet</text:span></text:span><text:span text:style-name="T6">: High-quality but computationally expensive.</text:span></text:p>
            </text:list-item>
            <text:list-item>
              <text:p text:style-name="P20"><text:span text:style-name="Strong_20_Emphasis"><text:span text:style-name="T6">HiFi-GAN</text:span></text:span><text:span text:style-name="T6">: A faster and lighter alternative with good quality.</text:span></text:p>
            </text:list-item>
            <text:list-item>
              <text:p text:style-name="P20"><text:span text:style-name="Strong_20_Emphasis"><text:span text:style-name="T6">WaveGlow</text:span></text:span><text:span text:style-name="T6">: Another efficient vocoder.</text:span></text:p>
            </text:list-item>
          </text:list>
        </text:list-item>
        <text:list-item>
          <text:p text:style-name="P21"><text:span text:style-name="Strong_20_Emphasis"><text:span text:style-name="T6">Training</text:span></text:span><text:span text:style-name="T6">:</text:span></text:p>
          <text:list>
            <text:list-item>
              <text:p text:style-name="P8">Train the vocoder on the same dataset as your acoustic model.</text:p>
            </text:list-item>
            <text:list-item>
              <text:p text:style-name="P8">Focus on reducing artifacts and improving naturalness.</text:p>
            </text:list-item>
          </text:list>
        </text:list-item>
      </text:list>
      <text:h text:style-name="P3" text:outline-level="4"><text:span text:style-name="Strong_20_Emphasis"><text:span text:style-name="T6">Step 5: Fine-Tuning and Optimization</text:span></text:span></text:h>
      <text:list xml:id="list4023214657" text:style-name="L5">
        <text:list-item>
          <text:p text:style-name="P22"><text:span text:style-name="Strong_20_Emphasis"><text:span text:style-name="T6">Fine-Tuning</text:span></text:span><text:span text:style-name="T6">:</text:span></text:p>
          <text:list>
            <text:list-item>
              <text:p text:style-name="P9">Fine-tune your models on specific voices or languages.</text:p>
            </text:list-item>
            <text:list-item>
              <text:p text:style-name="P9">Use transfer learning to adapt pre-trained models to your dataset.</text:p>
            </text:list-item>
          </text:list>
        </text:list-item>
        <text:list-item>
          <text:p text:style-name="P22"><text:span text:style-name="Strong_20_Emphasis"><text:span text:style-name="T6">Optimization</text:span></text:span><text:span text:style-name="T6">:</text:span></text:p>
          <text:list>
            <text:list-item>
              <text:p text:style-name="P23"><text:span text:style-name="T6">Use </text:span><text:span text:style-name="Strong_20_Emphasis"><text:span text:style-name="T6">ONNX</text:span></text:span><text:span text:style-name="T6"> or </text:span><text:span text:style-name="Strong_20_Emphasis"><text:span text:style-name="T6">TensorRT</text:span></text:span><text:span text:style-name="T6"> to optimize inference speed.</text:span></text:p>
            </text:list-item>
            <text:list-item>
              <text:p text:style-name="P9">Quantize models for faster performance on edge devices.</text:p>
            </text:list-item>
          </text:list>
        </text:list-item>
      </text:list>
      <text:h text:style-name="P3" text:outline-level="4"><text:span text:style-name="Strong_20_Emphasis"><text:span text:style-name="T6">Step 6: Voice Cloning</text:span></text:span></text:h>
      <text:list xml:id="list1728983531" text:style-name="L6">
        <text:list-item>
          <text:p text:style-name="P24"><text:span text:style-name="Strong_20_Emphasis"><text:span text:style-name="T6">Approach</text:span></text:span><text:span text:style-name="T6">:</text:span></text:p>
          <text:list>
            <text:list-item>
              <text:p text:style-name="P25"><text:span text:style-name="T6">Use a </text:span><text:span text:style-name="Strong_20_Emphasis"><text:span text:style-name="T6">few-shot learning</text:span></text:span><text:span text:style-name="T6"> approach to clone voices with minimal data (e.g., 30 seconds of audio).</text:span></text:p>
            </text:list-item>
            <text:list-item>
              <text:p text:style-name="P25"><text:span text:style-name="T6">Implement a </text:span><text:span text:style-name="Strong_20_Emphasis"><text:span text:style-name="T6">speaker encoder</text:span></text:span><text:span text:style-name="T6"> to extract voice embeddings.</text:span></text:p>
            </text:list-item>
            <text:list-item>
              <text:p text:style-name="P10">Combine the speaker encoder with your TTS model for voice cloning.</text:p>
            </text:list-item>
          </text:list>
        </text:list-item>
      </text:list>
      <text:p text:style-name="P1"/>
      <text:h text:style-name="P2" text:outline-level="3"><text:span text:style-name="Strong_20_Emphasis"><text:span text:style-name="T5">2. Building the Platform</text:span></text:span></text:h>
      <text:p text:style-name="P5">Now that you have custom models, let’s focus on building the platform around them.</text:p>
      <text:h text:style-name="P3" text:outline-level="4"><text:span text:style-name="Strong_20_Emphasis"><text:span text:style-name="T6">Step 1: Define Core Features</text:span></text:span></text:h>
      <text:list xml:id="list925670406" text:style-name="L7">
        <text:list-item>
          <text:p text:style-name="P26"><text:span text:style-name="Strong_20_Emphasis"><text:span text:style-name="T6">Text-to-Speech</text:span></text:span><text:span text:style-name="T6">: Basic TTS with customizable voices.</text:span></text:p>
        </text:list-item>
        <text:list-item>
          <text:p text:style-name="P26"><text:span text:style-name="Strong_20_Emphasis"><text:span text:style-name="T6">Voice Cloning</text:span></text:span><text:span text:style-name="T6">: Allow users to clone their own voices.</text:span></text:p>
        </text:list-item>
        <text:list-item>
          <text:p text:style-name="P26"><text:span text:style-name="Strong_20_Emphasis"><text:span text:style-name="T6">Emotion and Tone Control</text:span></text:span><text:span text:style-name="T6">: Add sliders for pitch, speed, and emotion.</text:span></text:p>
        </text:list-item>
        <text:list-item>
          <text:p text:style-name="P26"><text:span text:style-name="Strong_20_Emphasis"><text:span text:style-name="T6">Multi-Language Support</text:span></text:span><text:span text:style-name="T6">: Support multiple languages and accents.</text:span></text:p>
        </text:list-item>
        <text:list-item>
          <text:p text:style-name="P26"><text:span text:style-name="Strong_20_Emphasis"><text:span text:style-name="T6">Real-Time Processing</text:span></text:span><text:span text:style-name="T6">: Enable real-time voice generation.</text:span></text:p>
        </text:list-item>
      </text:list>
      <text:h text:style-name="P3" text:outline-level="4"><text:span text:style-name="Strong_20_Emphasis"><text:span text:style-name="T6">Step 2: Design the Architecture</text:span></text:span></text:h>
      <text:list xml:id="list795445124" text:style-name="L8">
        <text:list-item>
          <text:p text:style-name="P27"><text:span text:style-name="Strong_20_Emphasis"><text:span text:style-name="T6">Frontend</text:span></text:span><text:span text:style-name="T6">:</text:span></text:p>
          <text:list>
            <text:list-item>
              <text:p text:style-name="P28"><text:span text:style-name="T6">Use </text:span><text:span text:style-name="Strong_20_Emphasis"><text:span text:style-name="T6">React.js</text:span></text:span><text:span text:style-name="T6"> or </text:span><text:span text:style-name="Strong_20_Emphasis"><text:span text:style-name="T6">Vue.js</text:span></text:span><text:span text:style-name="T6"> for a dynamic, responsive UI.</text:span></text:p>
            </text:list-item>
            <text:list-item>
              <text:p text:style-name="P28"><text:span text:style-name="T6">Add a </text:span><text:span text:style-name="Strong_20_Emphasis"><text:span text:style-name="T6">Web Audio API</text:span></text:span><text:span text:style-name="T6"> for real-time audio playback.</text:span></text:p>
            </text:list-item>
          </text:list>
        </text:list-item>
        <text:list-item>
          <text:p text:style-name="P27"><text:span text:style-name="Strong_20_Emphasis"><text:span text:style-name="T6">Backend</text:span></text:span><text:span text:style-name="T6">:</text:span></text:p>
          <text:list>
            <text:list-item>
              <text:p text:style-name="P28"><text:span text:style-name="T6">Use </text:span><text:span text:style-name="Strong_20_Emphasis"><text:span text:style-name="T6">FastAPI</text:span></text:span><text:span text:style-name="T6"> (Python) or </text:span><text:span text:style-name="Strong_20_Emphasis"><text:span text:style-name="T6">Express.js</text:span></text:span><text:span text:style-name="T6"> (Node.js) for handling API requests.</text:span></text:p>
            </text:list-item>
            <text:list-item>
              <text:p text:style-name="P28"><text:span text:style-name="T6">Implement a </text:span><text:span text:style-name="Strong_20_Emphasis"><text:span text:style-name="T6">task queue</text:span></text:span><text:span text:style-name="T6"> (e.g., Celery or RabbitMQ) for handling long-running tasks like voice generation.</text:span></text:p>
            </text:list-item>
          </text:list>
        </text:list-item>
        <text:list-item>
          <text:p text:style-name="P27"><text:soft-page-break/><text:span text:style-name="Strong_20_Emphasis"><text:span text:style-name="T6">Database</text:span></text:span><text:span text:style-name="T6">:</text:span></text:p>
          <text:list>
            <text:list-item>
              <text:p text:style-name="P28"><text:span text:style-name="T6">Use </text:span><text:span text:style-name="Strong_20_Emphasis"><text:span text:style-name="T6">PostgreSQL</text:span></text:span><text:span text:style-name="T6"> for structured data (users, projects, etc.).</text:span></text:p>
            </text:list-item>
            <text:list-item>
              <text:p text:style-name="P28"><text:span text:style-name="T6">Use </text:span><text:span text:style-name="Strong_20_Emphasis"><text:span text:style-name="T6">Redis</text:span></text:span><text:span text:style-name="T6"> for caching and session management.</text:span></text:p>
            </text:list-item>
          </text:list>
        </text:list-item>
        <text:list-item>
          <text:p text:style-name="P27"><text:span text:style-name="Strong_20_Emphasis"><text:span text:style-name="T6">AI/ML Serving</text:span></text:span><text:span text:style-name="T6">:</text:span></text:p>
          <text:list>
            <text:list-item>
              <text:p text:style-name="P28"><text:span text:style-name="T6">Use </text:span><text:span text:style-name="Strong_20_Emphasis"><text:span text:style-name="T6">TorchServe</text:span></text:span><text:span text:style-name="T6"> or </text:span><text:span text:style-name="Strong_20_Emphasis"><text:span text:style-name="T6">TensorFlow Serving</text:span></text:span><text:span text:style-name="T6"> to deploy your models.</text:span></text:p>
            </text:list-item>
            <text:list-item>
              <text:p text:style-name="P28"><text:span text:style-name="T6">Optimize inference with </text:span><text:span text:style-name="Strong_20_Emphasis"><text:span text:style-name="T6">ONNX Runtime</text:span></text:span><text:span text:style-name="T6"> or </text:span><text:span text:style-name="Strong_20_Emphasis"><text:span text:style-name="T6">NVIDIA Triton</text:span></text:span><text:span text:style-name="T6">.</text:span></text:p>
            </text:list-item>
          </text:list>
        </text:list-item>
      </text:list>
      <text:h text:style-name="P3" text:outline-level="4"><text:span text:style-name="Strong_20_Emphasis"><text:span text:style-name="T6">Step 3: Implement APIs</text:span></text:span></text:h>
      <text:list xml:id="list4146258972" text:style-name="L9">
        <text:list-item>
          <text:p text:style-name="P29"><text:span text:style-name="Strong_20_Emphasis"><text:span text:style-name="T6">Text-to-Speech API</text:span></text:span><text:span text:style-name="T6">:</text:span></text:p>
          <text:list>
            <text:list-item>
              <text:p text:style-name="P11">Accept text input and return generated audio.</text:p>
            </text:list-item>
            <text:list-item>
              <text:p text:style-name="P11">Allow parameters like voice, speed, and emotion.</text:p>
            </text:list-item>
          </text:list>
        </text:list-item>
        <text:list-item>
          <text:p text:style-name="P29"><text:span text:style-name="Strong_20_Emphasis"><text:span text:style-name="T6">Voice Cloning API</text:span></text:span><text:span text:style-name="T6">:</text:span></text:p>
          <text:list>
            <text:list-item>
              <text:p text:style-name="P11">Accept audio samples and return a cloned voice model.</text:p>
            </text:list-item>
            <text:list-item>
              <text:p text:style-name="P11">Store cloned voices securely for future use.</text:p>
            </text:list-item>
          </text:list>
        </text:list-item>
        <text:list-item>
          <text:p text:style-name="P29"><text:span text:style-name="Strong_20_Emphasis"><text:span text:style-name="T6">Project Management API</text:span></text:span><text:span text:style-name="T6">:</text:span></text:p>
          <text:list>
            <text:list-item>
              <text:p text:style-name="P11">Allow users to save, edit, and share voice projects.</text:p>
            </text:list-item>
          </text:list>
        </text:list-item>
      </text:list>
      <text:h text:style-name="P3" text:outline-level="4"><text:span text:style-name="Strong_20_Emphasis"><text:span text:style-name="T6">Step 4: Add Advanced Features</text:span></text:span></text:h>
      <text:list xml:id="list4169326068" text:style-name="L10">
        <text:list-item>
          <text:p text:style-name="P30"><text:span text:style-name="Strong_20_Emphasis"><text:span text:style-name="T6">Real-Time Voice Editing</text:span></text:span><text:span text:style-name="T6">:</text:span></text:p>
          <text:list>
            <text:list-item>
              <text:p text:style-name="P12">Let users adjust voice parameters in real-time and hear the changes instantly.</text:p>
            </text:list-item>
          </text:list>
        </text:list-item>
        <text:list-item>
          <text:p text:style-name="P30"><text:span text:style-name="Strong_20_Emphasis"><text:span text:style-name="T6">Collaboration Tools</text:span></text:span><text:span text:style-name="T6">:</text:span></text:p>
          <text:list>
            <text:list-item>
              <text:p text:style-name="P12">Add team workspaces and version control for voice projects.</text:p>
            </text:list-item>
          </text:list>
        </text:list-item>
        <text:list-item>
          <text:p text:style-name="P30"><text:span text:style-name="Strong_20_Emphasis"><text:span text:style-name="T6">Ethical AI Features</text:span></text:span><text:span text:style-name="T6">:</text:span></text:p>
          <text:list>
            <text:list-item>
              <text:p text:style-name="P12">Add watermarking to generated audio to prevent misuse.</text:p>
            </text:list-item>
            <text:list-item>
              <text:p text:style-name="P12">Provide tools for detecting deepfakes.</text:p>
            </text:list-item>
          </text:list>
        </text:list-item>
      </text:list>
      <text:h text:style-name="P3" text:outline-level="4"><text:span text:style-name="Strong_20_Emphasis"><text:span text:style-name="T6">Step 5: Optimize for Scale</text:span></text:span></text:h>
      <text:list xml:id="list1481420488" text:style-name="L11">
        <text:list-item>
          <text:p text:style-name="P31"><text:span text:style-name="Strong_20_Emphasis"><text:span text:style-name="T6">Cloud Deployment</text:span></text:span><text:span text:style-name="T6">:</text:span></text:p>
          <text:list>
            <text:list-item>
              <text:p text:style-name="P32"><text:span text:style-name="T6">Use </text:span><text:span text:style-name="Strong_20_Emphasis"><text:span text:style-name="T6">Kubernetes</text:span></text:span><text:span text:style-name="T6"> for container orchestration.</text:span></text:p>
            </text:list-item>
            <text:list-item>
              <text:p text:style-name="P32"><text:span text:style-name="T6">Deploy on </text:span><text:span text:style-name="Strong_20_Emphasis"><text:span text:style-name="T6">AWS</text:span></text:span><text:span text:style-name="T6">, </text:span><text:span text:style-name="Strong_20_Emphasis"><text:span text:style-name="T6">GCP</text:span></text:span><text:span text:style-name="T6">, or </text:span><text:span text:style-name="Strong_20_Emphasis"><text:span text:style-name="T6">Azure</text:span></text:span><text:span text:style-name="T6"> for scalability.</text:span></text:p>
            </text:list-item>
          </text:list>
        </text:list-item>
        <text:list-item>
          <text:p text:style-name="P31"><text:span text:style-name="Strong_20_Emphasis"><text:span text:style-name="T6">Load Balancing</text:span></text:span><text:span text:style-name="T6">:</text:span></text:p>
          <text:list>
            <text:list-item>
              <text:p text:style-name="P13">Use a load balancer (e.g., NGINX) to distribute traffic.</text:p>
            </text:list-item>
          </text:list>
        </text:list-item>
        <text:list-item>
          <text:p text:style-name="P31"><text:span text:style-name="Strong_20_Emphasis"><text:span text:style-name="T6">Monitoring</text:span></text:span><text:span text:style-name="T6">:</text:span></text:p>
          <text:list>
            <text:list-item>
              <text:p text:style-name="P32"><text:span text:style-name="T6">Use </text:span><text:span text:style-name="Strong_20_Emphasis"><text:span text:style-name="T6">Prometheus</text:span></text:span><text:span text:style-name="T6"> and </text:span><text:span text:style-name="Strong_20_Emphasis"><text:span text:style-name="T6">Grafana</text:span></text:span><text:span text:style-name="T6"> for performance monitoring.</text:span></text:p>
            </text:list-item>
          </text:list>
        </text:list-item>
      </text:list>
      <text:p text:style-name="P1"/>
      <text:h text:style-name="P2" text:outline-level="3"><text:span text:style-name="Strong_20_Emphasis"><text:span text:style-name="T5">3. Differentiating Your Platform</text:span></text:span></text:h>
      <text:p text:style-name="P5">To stand out, focus on:</text:p>
      <text:list xml:id="list2501301069" text:style-name="L12">
        <text:list-item>
          <text:p text:style-name="P33"><text:span text:style-name="Strong_20_Emphasis"><text:span text:style-name="T6">Customizability</text:span></text:span><text:span text:style-name="T6">: Offer more control over voice parameters than competitors.</text:span></text:p>
        </text:list-item>
        <text:list-item>
          <text:p text:style-name="P33"><text:span text:style-name="Strong_20_Emphasis"><text:span text:style-name="T6">Quality</text:span></text:span><text:span text:style-name="T6">: Invest in high-quality datasets and fine-tuned models.</text:span></text:p>
        </text:list-item>
        <text:list-item>
          <text:p text:style-name="P33"><text:span text:style-name="Strong_20_Emphasis"><text:span text:style-name="T6">Ethics</text:span></text:span><text:span text:style-name="T6">: Build trust by being transparent about data usage and preventing misuse.</text:span></text:p>
        </text:list-item>
        <text:list-item>
          <text:p text:style-name="P33"><text:span text:style-name="Strong_20_Emphasis"><text:span text:style-name="T6">Community</text:span></text:span><text:span text:style-name="T6">: Build a community around your platform with forums, tutorials, and user-generated content.</text:span></text:p>
        </text:list-item>
      </text:list>
      <text:p text:style-name="P1"/>
      <text:h text:style-name="P2" text:outline-level="3"><text:soft-page-break/><text:span text:style-name="Strong_20_Emphasis"><text:span text:style-name="T5">4. Tools and Resources</text:span></text:span></text:h>
      <text:list xml:id="list867487092" text:style-name="L13">
        <text:list-item>
          <text:p text:style-name="P34"><text:span text:style-name="Strong_20_Emphasis"><text:span text:style-name="T6">ML Frameworks</text:span></text:span><text:span text:style-name="T6">: PyTorch, TensorFlow, Hugging Face Transformers.</text:span></text:p>
        </text:list-item>
        <text:list-item>
          <text:p text:style-name="P34"><text:span text:style-name="Strong_20_Emphasis"><text:span text:style-name="T6">Audio Processing</text:span></text:span><text:span text:style-name="T6">: Librosa, PyDub, Webrtc.</text:span></text:p>
        </text:list-item>
        <text:list-item>
          <text:p text:style-name="P34"><text:span text:style-name="Strong_20_Emphasis"><text:span text:style-name="T6">Cloud GPUs</text:span></text:span><text:span text:style-name="T6">: AWS EC2, Google Colab Pro, Lambda Labs.</text:span></text:p>
        </text:list-item>
        <text:list-item>
          <text:p text:style-name="P34"><text:span text:style-name="Strong_20_Emphasis"><text:span text:style-name="T6">Data Annotation</text:span></text:span><text:span text:style-name="T6">: Labelbox, Prodigy.</text:span></text:p>
        </text:list-item>
      </text:list>
      <text:p text:style-name="P1"/>
      <text:h text:style-name="P2" text:outline-level="3"><text:span text:style-name="Strong_20_Emphasis"><text:span text:style-name="T5">5. Timeline and Milestones</text:span></text:span></text:h>
      <text:list xml:id="list3881056446" text:style-name="L14">
        <text:list-item>
          <text:p text:style-name="P35"><text:span text:style-name="Strong_20_Emphasis"><text:span text:style-name="T6">Month 1–2</text:span></text:span><text:span text:style-name="T6">: Research, collect data, and build your first TTS model.</text:span></text:p>
        </text:list-item>
        <text:list-item>
          <text:p text:style-name="P35"><text:span text:style-name="Strong_20_Emphasis"><text:span text:style-name="T6">Month 3–4</text:span></text:span><text:span text:style-name="T6">: Develop the platform’s core features (TTS, voice cloning).</text:span></text:p>
        </text:list-item>
        <text:list-item>
          <text:p text:style-name="P35"><text:span text:style-name="Strong_20_Emphasis"><text:span text:style-name="T6">Month 5–6</text:span></text:span><text:span text:style-name="T6">: Add advanced features (real-time editing, collaboration tools).</text:span></text:p>
        </text:list-item>
        <text:list-item>
          <text:p text:style-name="P35"><text:span text:style-name="Strong_20_Emphasis"><text:span text:style-name="T6">Month 7–8</text:span></text:span><text:span text:style-name="T6">: Optimize for scale and launch an MVP.</text:span></text:p>
        </text:list-item>
      </text:list>
      <text:p text:style-name="P1"/>
      <text:p text:style-name="P36">This is a challenging but rewarding journey. If you need help with specific parts (e.g., model architecture, API design), feel free to ask! 🚀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1:14:20.376086954</meta:creation-date>
    <dc:date>2025-03-10T21:15:22.146688603</dc:date>
    <meta:editing-duration>PT1M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117" meta:word-count="933" meta:character-count="5775" meta:non-whitespace-character-count="5061"/>
  </office:meta>
</office:document-meta>
</file>